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1274"/>
    </style:style>
    <style:style style:name="T1" style:family="text">
      <style:text-properties officeooo:rsid="001312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ryan Turek</text:span></text:p>
      <text:p text:style-name="P1"><text:span text:style-name="T1"/></text:p>
      <text:p text:style-name="P1"><text:span text:style-name="T1">Ticket 2</text:span></text:p>
      <text:p text:style-name="P1"><text:span text:style-name="T1"/></text:p>
      <text:p text:style-name="P1"><text:span text:style-name="T1">09/1/2013</text:span></text:p>
      <text:p text:style-name="P1"><text:span text:style-name="T1"/></text:p>
      <text:p text:style-name="P1"><text:span text:style-name="T1"/></text:p>
      <text:p text:style-name="P1"><text:span text:style-name="T1"/></text:p>
      <text:p text:style-name="P1"><text:span text:style-name="T1"><text:tab/>In this chapter we learned about the arrival of the 80x86 microprocessor and how it has quickly taken the lead in the personal computer market. We also learned about the basics of the 80x86 family. The first processor was the 16-bit 80x86 which allowed for 1mb of memory. Beginning with the 80286 they all contained the ability to operate in two different modes; real mode and protected mode.</text:span></text:p>
      <text:p text:style-name="P1"><text:span text:style-name="T1"/></text:p>
      <text:p text:style-name="P1"><text:span text:style-name="T1"><text:tab/>In real mode the processors operate like 80x86's with the 1mb limit. Real mode is automatically selected upon power-up. In protected mode they have access to 4gb of memory, and privileged instructions and other architectural goodies (multitasking, virtual memory addressing, management and protection, and control over internal data).</text:span></text:p>
      <text:p text:style-name="P1"><text:span text:style-name="T1"/></text:p>
      <text:p text:style-name="P1"><text:span text:style-name="T1"><text:tab/>The 80x86 family contains four data registers (AX, BX, CX, DX) all are 16-bit wide. Five other registers are also on it and are referred to as the stack pointer, base pointer, source index, destination index, and instruction pointer. With the 80386 the registers were extended to 32 bits.</text:span></text:p>
      <text:p text:style-name="P1"><text:span text:style-name="T1"/></text:p>
      <text:p text:style-name="P1"><text:span text:style-name="T1"><text:tab/>To generate a 20 bit register you add a 16-bit register to a shifted 16-bit register. The flag registers can be broken up into two groups: the control flags (IF, PF, TF) and status flags (PF, AF, ZF, SF, OF, NT, IOP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meta:initial-creator>
    <meta:creation-date>2013-09-04T09:39:24</meta:creation-date>
    <dc:date>2013-09-04T09:54:26</dc:date>
    <dc:creator>Bryan </dc:creator>
    <meta:editing-duration>P0D</meta:editing-duration>
    <meta:editing-cycles>1</meta:editing-cycles>
    <meta:document-statistic meta:table-count="0" meta:image-count="0" meta:object-count="0" meta:page-count="1" meta:paragraph-count="7" meta:word-count="212" meta:character-count="1264" meta:non-whitespace-character-count="1055"/>
    <meta:generator>LibreOffice/3.6$Linux_X86_64 LibreOffice_project/360m1$Build-2</meta:generator>
  </office:meta>
</office:document-meta>
</file>